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9d4" officeooo:paragraph-rsid="000649d4"/>
    </style:style>
    <style:style style:name="P2" style:family="paragraph" style:parent-style-name="Standard">
      <style:text-properties officeooo:rsid="000649d4" officeooo:paragraph-rsid="00066c63"/>
    </style:style>
    <style:style style:name="P3" style:family="paragraph" style:parent-style-name="Standard">
      <style:text-properties officeooo:rsid="000649d4" officeooo:paragraph-rsid="00067d91"/>
    </style:style>
    <style:style style:name="P4" style:family="paragraph" style:parent-style-name="Standard">
      <style:text-properties officeooo:rsid="000649d4" officeooo:paragraph-rsid="00096e71"/>
    </style:style>
    <style:style style:name="P5" style:family="paragraph" style:parent-style-name="Standard">
      <style:text-properties officeooo:rsid="000649d4" officeooo:paragraph-rsid="000acd58"/>
    </style:style>
    <style:style style:name="P6" style:family="paragraph" style:parent-style-name="Standard">
      <style:text-properties officeooo:rsid="000649d4" officeooo:paragraph-rsid="000c527e"/>
    </style:style>
    <style:style style:name="P7" style:family="paragraph" style:parent-style-name="Standard">
      <style:text-properties officeooo:rsid="00066c63" officeooo:paragraph-rsid="00066c63"/>
    </style:style>
    <style:style style:name="P8" style:family="paragraph" style:parent-style-name="Standard">
      <style:text-properties fo:font-weight="normal" officeooo:rsid="000649d4" officeooo:paragraph-rsid="00066c63" style:font-weight-asian="normal" style:font-weight-complex="normal"/>
    </style:style>
    <style:style style:name="P9" style:family="paragraph" style:parent-style-name="Standard">
      <style:text-properties officeooo:rsid="00067d91" officeooo:paragraph-rsid="00067d91"/>
    </style:style>
    <style:style style:name="P10" style:family="paragraph" style:parent-style-name="Standard">
      <style:text-properties officeooo:rsid="00067d91" officeooo:paragraph-rsid="00096e71"/>
    </style:style>
    <style:style style:name="P11" style:family="paragraph" style:parent-style-name="Standard">
      <style:text-properties officeooo:rsid="00096e71" officeooo:paragraph-rsid="00096e71"/>
    </style:style>
    <style:style style:name="P12" style:family="paragraph" style:parent-style-name="Standard">
      <style:text-properties officeooo:rsid="000acd58" officeooo:paragraph-rsid="000acd58"/>
    </style:style>
    <style:style style:name="P13" style:family="paragraph" style:parent-style-name="Standard">
      <style:text-properties officeooo:rsid="000acd58" officeooo:paragraph-rsid="000c527e"/>
    </style:style>
    <style:style style:name="T1" style:family="text">
      <style:text-properties officeooo:rsid="00066c63"/>
    </style:style>
    <style:style style:name="T2" style:family="text">
      <style:text-properties officeooo:rsid="00067d91"/>
    </style:style>
    <style:style style:name="T3" style:family="text">
      <style:text-properties officeooo:rsid="00085469"/>
    </style:style>
    <style:style style:name="T4" style:family="text">
      <style:text-properties officeooo:rsid="00096e71"/>
    </style:style>
    <style:style style:name="T5" style:family="text">
      <style:text-properties officeooo:rsid="000c52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ven je suis contributeur</text:p>
      <text:p text:style-name="P7">ET je suis sur la page modal de connection</text:p>
      <text:p text:style-name="P1">W<text:span text:style-name="T1">HEN</text:span> je <text:span text:style-name="T1">saisis un psudo valide</text:span></text:p>
      <text:p text:style-name="P7">ET je sasiis un mot de passe valide</text:p>
      <text:p text:style-name="P7">Et je clique sur se connecter</text:p>
      <text:p text:style-name="P2"><text:span text:style-name="T1">ALORS</text:span> <text:span text:style-name="T1">ma connection est validée</text:span></text:p>
      <text:p text:style-name="P2"><text:span text:style-name="T1">ET </text:span>j’arrive sur l<text:span text:style-name="T1">a page a</text:span>ccueil</text:p>
      <text:p text:style-name="P1"/>
      <text:p text:style-name="P2"/>
      <text:p text:style-name="P1">Given je suis contributeur</text:p>
      <text:p text:style-name="P7">ET je suis sur la page modal de connection</text:p>
      <text:p text:style-name="P7">When je saisis un mot de passe valide</text:p>
      <text:p text:style-name="P7">Et je saisis un email non valie</text:p>
      <text:p text:style-name="P7">ALORS un modal d’errreur apparaît</text:p>
      <text:p text:style-name="P7">ET je suis renvoyé sur la modal de connection vierge</text:p>
      <text:p text:style-name="P7"/>
      <text:p text:style-name="P2">Given je suis contributeur</text:p>
      <text:p text:style-name="P7">ET je suis sur la page modal de connection</text:p>
      <text:p text:style-name="P7">When je saisis un mot de passe <text:s/>non valide</text:p>
      <text:p text:style-name="P7">Et je saisis un email <text:s/>valide</text:p>
      <text:p text:style-name="P7">ALORS un modal d’errreur apparaît</text:p>
      <text:p text:style-name="P7">ET je suis renvoyé sur la modal de connection vierge</text:p>
      <text:p text:style-name="P1"/>
      <text:p text:style-name="P2">Given je suis contributeur</text:p>
      <text:p text:style-name="P7">ET je suis sur le modal de connection</text:p>
      <text:p text:style-name="P7">ET j’ai déjà saisis mes identifiants non valide X fois</text:p>
      <text:p text:style-name="P7">ALORS un modal d’erreur apparaît </text:p>
      <text:p text:style-name="P7">ET mon compte est bloqué pendant X temps</text:p>
      <text:p text:style-name="P7"/>
      <text:p text:style-name="P8">Given je suis contributeur</text:p>
      <text:p text:style-name="P7">Et je suis sur la page modal de connection</text:p>
      <text:p text:style-name="P9">Et j’ai oublié mes idientifiants</text:p>
      <text:p text:style-name="P7">When je clique sur « réinitialiser <text:span text:style-name="T2">le mot de passe »</text:span></text:p>
      <text:p text:style-name="P9">ALORS apparaît une modal box de réinitialisation</text:p>
      <text:p text:style-name="P3"/>
      <text:p text:style-name="P1"/>
      <text:p text:style-name="P1">Given je suis contribute<text:span text:style-name="T2">ur</text:span></text:p>
      <text:p text:style-name="P1"><text:span text:style-name="T2">et</text:span> je clique sur « ajouter un article »</text:p>
      <text:p text:style-name="P1"><text:span text:style-name="T2">ALORS</text:span> <text:span text:style-name="T2">une modal</text:span> s’ouvre</text:p>
      <text:p text:style-name="P1"/>
      <text:p text:style-name="P3">Given je suis contributeur</text:p>
      <text:p text:style-name="P9">Et je suis sur la modal « ajouter un article »</text:p>
      <text:p text:style-name="P9">Et que j’ai rentré un titre et un format</text:p>
      <text:p text:style-name="P9">et <text:s/>un média compatible</text:p>
      <text:p text:style-name="P9">When je confirme l’ajout de l’article</text:p>
      <text:p text:style-name="P9">ALORS j’arrive sur la page accueil avec un bloc supplémentaire</text:p>
      <text:p text:style-name="P9"/>
      <text:p text:style-name="P3"/>
      <text:p text:style-name="P3"/>
      <text:p text:style-name="P3"/>
      <text:p text:style-name="P3"/>
      <text:p text:style-name="P3"/>
      <text:p text:style-name="P3"><text:soft-page-break/>Given je suis contributeur</text:p>
      <text:p text:style-name="P9">Et je suis sur la modal « ajouter un article »</text:p>
      <text:p text:style-name="P9">Et que j’ai oublie de rentrer de rentrer un titre </text:p>
      <text:p text:style-name="P9">et j’ai rentré un format un format</text:p>
      <text:p text:style-name="P9">et <text:s/>j’ai rentré un média compatible</text:p>
      <text:p text:style-name="P9">When le bouton de confirmation d’ajout de l’article n’est pas cliquable</text:p>
      <text:p text:style-name="P9">ALORS je rentre mon titre</text:p>
      <text:p text:style-name="P9"/>
      <text:p text:style-name="P3">Given je suis contributeur</text:p>
      <text:p text:style-name="P9">Et je suis sur la modal « ajouter un article »</text:p>
      <text:p text:style-name="P9">Et que j’ai <text:s/>rentrer de rentrer un titre </text:p>
      <text:p text:style-name="P9">et j’ai oublié de rentré un format </text:p>
      <text:p text:style-name="P9">et <text:s/>j’ai rentré un média compatible</text:p>
      <text:p text:style-name="P9">When je clique sur ajouter l’article</text:p>
      <text:p text:style-name="P9">ALORS mon format est defini par defaut</text:p>
      <text:p text:style-name="P9"/>
      <text:p text:style-name="P3">Given je suis contributeur</text:p>
      <text:p text:style-name="P9">Et je suis sur la modal « ajouter un article »</text:p>
      <text:p text:style-name="P9">Et que j’ai rentrer un titre </text:p>
      <text:p text:style-name="P9">et j’ai rentré un format un format</text:p>
      <text:p text:style-name="P9">et <text:s/>j’ai rentré un média <text:span text:style-name="T3">in</text:span>compatible</text:p>
      <text:p text:style-name="P9">When <text:span text:style-name="T3">une modal d’erreur apparait</text:span></text:p>
      <text:p text:style-name="P9">ALORS <text:span text:style-name="T3">je dois ajouter un media pour confirmer l’ajout d’article</text:span></text:p>
      <text:p text:style-name="P9"/>
      <text:p text:style-name="P4">Given je suis contributeur</text:p>
      <text:p text:style-name="P11">et que je veux modifier un artcile</text:p>
      <text:p text:style-name="P10">Et je suis sur la modal «<text:span text:style-name="T4">modifier un article</text:span>»</text:p>
      <text:p text:style-name="P10">Et que j’ai rentrer un titre </text:p>
      <text:p text:style-name="P10">et j’ai rentré un format un format</text:p>
      <text:p text:style-name="P10">et <text:s/>j’ai rentré un média <text:span text:style-name="T3">in</text:span>compatible</text:p>
      <text:p text:style-name="P10">When <text:span text:style-name="T3">une modal d’erreur apparait</text:span></text:p>
      <text:p text:style-name="P10">ALORS <text:span text:style-name="T3">je dois ajouter un media valide pour confirmer l’ajout d’article</text:span></text:p>
      <text:p text:style-name="P10"/>
      <text:p text:style-name="P4">Given je suis contributeur</text:p>
      <text:p text:style-name="P11">et que je veux modifier un artcile</text:p>
      <text:p text:style-name="P10">Et je suis sur la modal «<text:span text:style-name="T4">modifier un article</text:span>»</text:p>
      <text:p text:style-name="P10">Et <text:s/>j<text:span text:style-name="T4">e n’ai pas</text:span> rentrer un titre </text:p>
      <text:p text:style-name="P10">et j’ai rentré un format </text:p>
      <text:p text:style-name="P10">et <text:s/>j’ai rentré un média compatible</text:p>
      <text:p text:style-name="P10">When <text:span text:style-name="T3">une modal d’erreur apparait</text:span></text:p>
      <text:p text:style-name="P10">ALORS <text:span text:style-name="T3">je dois ajouter un media valide pour confirmer l’ajout d’article</text:span></text:p>
      <text:p text:style-name="P10"/>
      <text:p text:style-name="P4">Given je suis contributeur</text:p>
      <text:p text:style-name="P11">et que je veux modifier un artcile</text:p>
      <text:p text:style-name="P10">Et je suis sur la modal «<text:span text:style-name="T4">modifier un article</text:span>»</text:p>
      <text:p text:style-name="P10">Et que j’ai rentrer un titre </text:p>
      <text:p text:style-name="P10">et j’ai rentré un format un format</text:p>
      <text:p text:style-name="P10">et <text:s/>j’ai rentré un média compatible</text:p>
      <text:p text:style-name="P10">When <text:span text:style-name="T4">J’ai cliqué sur « valider »</text:span></text:p>
      <text:p text:style-name="P10">ALORS <text:span text:style-name="T3">une modal de confirmation apparaît</text:span></text:p>
      <text:p text:style-name="P10"/>
      <text:p text:style-name="P4"/>
      <text:p text:style-name="P4"><text:soft-page-break/>Given je suis contributeur</text:p>
      <text:p text:style-name="P11">et que je veux modifier un artcile</text:p>
      <text:p text:style-name="P10">et <text:s/>j’ai <text:span text:style-name="T4">bien modifier l’article</text:span></text:p>
      <text:p text:style-name="P10">When <text:span text:style-name="T4">J’ai cliqué sur « valider » dans la modal de confirmation</text:span></text:p>
      <text:p text:style-name="P10">ALORS <text:span text:style-name="T4">je suis sur accueil et mon article est modifie</text:span></text:p>
      <text:p text:style-name="P10"/>
      <text:p text:style-name="P4">Given je suis contributeur</text:p>
      <text:p text:style-name="P11">et que je veux modifier un artcile</text:p>
      <text:p text:style-name="P10">et <text:s/>j’ai <text:span text:style-name="T4">bien modifier l’article</text:span></text:p>
      <text:p text:style-name="P10">When <text:span text:style-name="T4">cette article a été modifier/supprimer entre-temps</text:span></text:p>
      <text:p text:style-name="P10">ALORS <text:span text:style-name="T4">une fenetre de confirmation de creation d’article apparaît</text:span></text:p>
      <text:p text:style-name="P10"/>
      <text:p text:style-name="P4">Given je suis contributeur</text:p>
      <text:p text:style-name="P12">et que je veux supprimer un post</text:p>
      <text:p text:style-name="P12">WHEN que j’ai cliquer sur « supprime rle post »</text:p>
      <text:p text:style-name="P12">ALORS un message de confirmation apparaît</text:p>
      <text:p text:style-name="P5"/>
      <text:p text:style-name="P5">Given je suis contributeur</text:p>
      <text:p text:style-name="P12">et que je veux supprimer un post</text:p>
      <text:p text:style-name="P12">et que j’ai cliquer sur « supprimer le post »</text:p>
      <text:p text:style-name="P12">et un message de confirmation apparaît</text:p>
      <text:p text:style-name="P12">WHEN je clique sur « confirmer »</text:p>
      <text:p text:style-name="P12">ALORS je retourne sur accueil avec un post en moins.</text:p>
      <text:p text:style-name="P12"/>
      <text:p text:style-name="P6">Given je suis contributeur</text:p>
      <text:p text:style-name="P13">et que je veux supprimer un post</text:p>
      <text:p text:style-name="P13">et que j’ai cliquer sur « supprimer le post »</text:p>
      <text:p text:style-name="P13">et un message de confirmation apparaît</text:p>
      <text:p text:style-name="P13">WHEN je clique sur « <text:span text:style-name="T5">annuler</text:span>»</text:p>
      <text:p text:style-name="P13">ALORS je retourne sur accueil 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09:53:23.522129999</meta:creation-date>
    <dc:date>2016-09-13T11:29:51.348122796</dc:date>
    <meta:editing-duration>PT22M3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109" meta:word-count="755" meta:character-count="4063" meta:non-whitespace-character-count="3395"/>
  </office:meta>
</office:document-meta>
</file>